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f5ef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f5ef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f5ef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f5ef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f5ef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f5ef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f5ef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f5ef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f5ef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f5ef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f5ef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f5ef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f5ef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f5ef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f5ef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f5ef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f5ef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Betania Valentina  Chacare Barcenas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/8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9876553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eotardo Jose  Barcenas Marcano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638023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04.56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80" meta:character-count="1187" meta:non-whitespace-character-count="1014"/>
    <meta:template xlink:type="simple" xlink:actuate="onRequest" xlink:title="Normal" xlink:href=""/>
  </office:meta>
</office:document-meta>
</file>